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6">1,5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0,5</text:p>
          </table:table-cell>
          <table:table-cell table:style-name="Table2.C3" office:value-type="string">
            <text:p text:style-name="P6">Einführung der Teammitglieder in die Verwendung von SVN (Subversion)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Überarbeitung des PSP und der Meilensteinliste</text:p>
          </table:table-cell>
        </table:table-row>
        <table:table-row>
          <table:table-cell table:style-name="Table2.A3" office:value-type="string">
            <text:p text:style-name="P5">9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Hochladen der Webseite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4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4</text:page-number>/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0-20T19:01:20</meta:creation-date>
    <dc:creator>Wolfgang Moser</dc:creator>
    <dc:date>2005-12-18T10:45:40</dc:date>
    <dc:language>de-AT</dc:language>
    <meta:editing-cycles>29</meta:editing-cycles>
    <meta:editing-duration>PT7H21M53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85" meta:word-count="209" meta:character-count="1456"/>
  </office:meta>
</office:document-meta>
</file>